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>
      <style:text-properties style:font-name="Calibri" style:font-name-asian="Calibri" style:font-name-complex="Calibri"/>
    </style:style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>
      <style:text-properties fo:font-style="italic" style:font-style-asian="italic" style:font-style-complex="italic"/>
    </style:style>
    <style:style style:name="T2_38" style:family="text">
      <style:text-properties fo:font-style="italic" style:font-style-asian="italic" style:font-style-complex="italic"/>
    </style:style>
    <style:style style:name="T2_39" style:family="text">
      <style:text-properties fo:font-style="italic" style:font-style-asian="italic" style:font-style-complex="italic"/>
    </style:style>
    <style:style style:name="T2_40" style:family="text">
      <style:text-properties fo:font-style="italic" style:font-style-asian="italic" style:font-style-complex="italic"/>
    </style:style>
    <style:style style:name="T2_41" style:family="text">
      <style:text-properties fo:font-style="italic" style:font-style-asian="italic" style:font-style-complex="italic"/>
    </style:style>
    <style:style style:name="T2_42" style:family="text">
      <style:text-properties fo:font-style="italic" style:font-style-asian="italic" style:font-style-complex="italic"/>
    </style:style>
    <style:style style:name="T2_43" style:family="text">
      <style:text-properties fo:font-style="italic" style:font-style-asian="italic" style:font-style-complex="italic"/>
    </style:style>
    <style:style style:name="T2_44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T4_27" style:family="text"/>
    <style:style style:name="T4_28" style:family="text">
      <style:text-properties fo:color="#1155cc" style:text-underline-style="solid" style:text-underline-color="font-color"/>
    </style:style>
    <style:style style:name="T4_29" style:family="text"/>
    <style:style style:name="T4_30" style:family="text">
      <style:text-properties fo:color="#1155cc" style:text-underline-style="solid" style:text-underline-color="font-color"/>
    </style:style>
    <style:style style:name="T4_31" style:family="text"/>
    <style:style style:name="T4_32" style:family="text">
      <style:text-properties fo:color="#1155cc" style:text-underline-style="solid" style:text-underline-color="font-color"/>
    </style:style>
    <style:style style:name="T4_33" style:family="text"/>
    <style:style style:name="T4_34" style:family="text">
      <style:text-properties fo:color="#1155cc" style:text-underline-style="solid" style:text-underline-color="font-color"/>
    </style:style>
    <style:style style:name="T4_35" style:family="text"/>
    <style:style style:name="T4_36" style:family="text">
      <style:text-properties fo:color="#1155cc" style:text-underline-style="solid" style:text-underline-color="font-color"/>
    </style:style>
    <style:style style:name="T4_37" style:family="text"/>
    <style:style style:name="T4_38" style:family="text">
      <style:text-properties fo:color="#1155cc" style:text-underline-style="solid" style:text-underline-color="font-color"/>
    </style:style>
    <style:style style:name="T4_39" style:family="text"/>
    <style:style style:name="T4_40" style:family="text">
      <style:text-properties fo:color="#1155cc" style:text-underline-style="solid" style:text-underline-color="font-color"/>
    </style:style>
    <style:style style:name="T4_41" style:family="text"/>
    <style:style style:name="T4_42" style:family="text">
      <style:text-properties fo:color="#1155cc" style:text-underline-style="solid" style:text-underline-color="font-color"/>
    </style:style>
    <style:style style:name="T4_43" style:family="text"/>
    <style:style style:name="T4_44" style:family="text">
      <style:text-properties fo:color="#1155cc" style:text-underline-style="solid" style:text-underline-color="font-color"/>
    </style:style>
    <style:style style:name="T4_45" style:family="text"/>
    <style:style style:name="T4_46" style:family="text">
      <style:text-properties fo:color="#1155cc" style:text-underline-style="solid" style:text-underline-color="font-color"/>
    </style:style>
    <style:style style:name="T4_47" style:family="text"/>
    <style:style style:name="T4_48" style:family="text">
      <style:text-properties fo:color="#1155cc" style:text-underline-style="solid" style:text-underline-color="font-color"/>
    </style:style>
    <style:style style:name="T4_49" style:family="text"/>
    <style:style style:name="T4_50" style:family="text">
      <style:text-properties fo:color="#1155cc" style:text-underline-style="solid" style:text-underline-color="font-color"/>
    </style:style>
    <style:style style:name="T4_51" style:family="text"/>
    <style:style style:name="T4_52" style:family="text">
      <style:text-properties fo:color="#1155cc" style:text-underline-style="solid" style:text-underline-color="font-color"/>
    </style:style>
    <style:style style:name="T4_53" style:family="text"/>
    <style:style style:name="T4_54" style:family="text">
      <style:text-properties fo:color="#1155cc" style:text-underline-style="solid" style:text-underline-color="font-color"/>
    </style:style>
    <style:style style:name="T4_55" style:family="text"/>
    <style:style style:name="T4_56" style:family="text">
      <style:text-properties fo:color="#1155cc" style:text-underline-style="solid" style:text-underline-color="font-color"/>
    </style:style>
    <style:style style:name="T4_57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>
      <style:text-properties fo:color="#1155cc" style:text-underline-style="solid" style:text-underline-color="font-color"/>
    </style:style>
    <style:style style:name="T8_37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>
      <style:text-properties style:font-name="Calibri" style:font-name-asian="Calibri" style:font-name-complex="Calibri"/>
    </style:style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T22_13" style:family="text"/>
    <style:style style:name="T22_14" style:family="text">
      <style:text-properties fo:color="#1155cc" style:text-underline-style="solid" style:text-underline-color="font-color"/>
    </style:style>
    <style:style style:name="T22_15" style:family="text"/>
    <style:style style:name="T22_16" style:family="text">
      <style:text-properties fo:color="#1155cc" style:text-underline-style="solid" style:text-underline-color="font-color"/>
    </style:style>
    <style:style style:name="T22_17" style:family="text"/>
    <style:style style:name="T22_18" style:family="text">
      <style:text-properties fo:color="#1155cc" style:text-underline-style="solid" style:text-underline-color="font-color"/>
    </style:style>
    <style:style style:name="T22_19" style:family="text"/>
    <style:style style:name="T22_20" style:family="text">
      <style:text-properties fo:color="#1155cc" style:text-underline-style="solid" style:text-underline-color="font-color"/>
    </style:style>
    <style:style style:name="T22_21" style:family="text"/>
    <style:style style:name="T22_22" style:family="text">
      <style:text-properties fo:color="#1155cc" style:text-underline-style="solid" style:text-underline-color="font-color"/>
    </style:style>
    <style:style style:name="T22_23" style:family="text"/>
    <style:style style:name="T22_24" style:family="text">
      <style:text-properties fo:color="#1155cc" style:text-underline-style="solid" style:text-underline-color="font-color"/>
    </style:style>
    <style:style style:name="T22_25" style:family="text"/>
    <style:style style:name="T22_26" style:family="text">
      <style:text-properties fo:color="#1155cc" style:text-underline-style="solid" style:text-underline-color="font-color"/>
    </style:style>
    <style:style style:name="T22_27" style:family="text"/>
    <style:style style:name="T22_28" style:family="text">
      <style:text-properties fo:color="#1155cc" style:text-underline-style="solid" style:text-underline-color="font-color"/>
    </style:style>
    <style:style style:name="T22_29" style:family="text"/>
    <style:style style:name="T22_30" style:family="text">
      <style:text-properties fo:color="#1155cc" style:text-underline-style="solid" style:text-underline-color="font-color"/>
    </style:style>
    <style:style style:name="T22_31" style:family="text"/>
    <style:style style:name="T22_32" style:family="text">
      <style:text-properties fo:color="#1155cc" style:text-underline-style="solid" style:text-underline-color="font-color"/>
    </style:style>
    <style:style style:name="T22_33" style:family="text"/>
    <style:style style:name="T22_34" style:family="text">
      <style:text-properties fo:color="#1155cc" style:text-underline-style="solid" style:text-underline-color="font-color"/>
    </style:style>
    <style:style style:name="T22_35" style:family="text"/>
    <style:style style:name="T22_36" style:family="text">
      <style:text-properties fo:color="#1155cc" style:text-underline-style="solid" style:text-underline-color="font-color"/>
    </style:style>
    <style:style style:name="T22_37" style:family="text"/>
    <style:style style:name="T22_38" style:family="text">
      <style:text-properties fo:color="#1155cc" style:text-underline-style="solid" style:text-underline-color="font-color"/>
    </style:style>
    <style:style style:name="T22_39" style:family="text"/>
    <style:style style:name="T22_40" style:family="text">
      <style:text-properties fo:color="#1155cc" style:text-underline-style="solid" style:text-underline-color="font-color"/>
    </style:style>
    <style:style style:name="T22_41" style:family="text"/>
    <style:style style:name="T22_42" style:family="text">
      <style:text-properties fo:color="#1155cc" style:text-underline-style="solid" style:text-underline-color="font-color"/>
    </style:style>
    <style:style style:name="T22_43" style:family="text"/>
    <style:style style:name="T22_44" style:family="text">
      <style:text-properties fo:color="#1155cc" style:text-underline-style="solid" style:text-underline-color="font-color"/>
    </style:style>
    <style:style style:name="T22_45" style:family="text"/>
    <style:style style:name="T22_46" style:family="text">
      <style:text-properties fo:color="#1155cc" style:text-underline-style="solid" style:text-underline-color="font-color"/>
    </style:style>
    <style:style style:name="T22_47" style:family="text"/>
    <style:style style:name="T22_48" style:family="text">
      <style:text-properties fo:color="#1155cc" style:text-underline-style="solid" style:text-underline-color="font-color"/>
    </style:style>
    <style:style style:name="T22_49" style:family="text"/>
    <style:style style:name="T22_50" style:family="text">
      <style:text-properties fo:color="#1155cc" style:text-underline-style="solid" style:text-underline-color="font-color"/>
    </style:style>
    <style:style style:name="T22_51" style:family="text"/>
    <style:style style:name="T22_52" style:family="text">
      <style:text-properties fo:color="#1155cc" style:text-underline-style="solid" style:text-underline-color="font-color"/>
    </style:style>
    <style:style style:name="T22_53" style:family="text"/>
    <style:style style:name="T22_54" style:family="text">
      <style:text-properties fo:color="#1155cc" style:text-underline-style="solid" style:text-underline-color="font-color"/>
    </style:style>
    <style:style style:name="T22_55" style:family="text"/>
    <style:style style:name="T22_56" style:family="text">
      <style:text-properties fo:color="#1155cc" style:text-underline-style="solid" style:text-underline-color="font-color"/>
    </style:style>
    <style:style style:name="T22_57" style:family="text"/>
    <style:style style:name="T22_58" style:family="text">
      <style:text-properties fo:color="#1155cc" style:text-underline-style="solid" style:text-underline-color="font-color"/>
    </style:style>
    <style:style style:name="T22_59" style:family="text"/>
    <style:style style:name="T22_60" style:family="text">
      <style:text-properties fo:color="#1155cc" style:text-underline-style="solid" style:text-underline-color="font-color"/>
    </style:style>
    <style:style style:name="T22_61" style:family="text"/>
    <style:style style:name="T22_62" style:family="text">
      <style:text-properties fo:color="#1155cc" style:text-underline-style="solid" style:text-underline-color="font-color"/>
    </style:style>
    <style:style style:name="T22_63" style:family="text"/>
    <style:style style:name="T22_64" style:family="text">
      <style:text-properties fo:color="#1155cc" style:text-underline-style="solid" style:text-underline-color="font-color"/>
    </style:style>
    <style:style style:name="T22_65" style:family="text"/>
    <style:style style:name="T22_66" style:family="text">
      <style:text-properties fo:color="#1155cc" style:text-underline-style="solid" style:text-underline-color="font-color"/>
    </style:style>
    <style:style style:name="T22_67" style:family="text"/>
    <style:style style:name="T22_68" style:family="text">
      <style:text-properties fo:color="#1155cc" style:text-underline-style="solid" style:text-underline-color="font-color"/>
    </style:style>
    <style:style style:name="T22_69" style:family="text"/>
    <style:style style:name="T22_70" style:family="text">
      <style:text-properties fo:color="#1155cc" style:text-underline-style="solid" style:text-underline-color="font-color"/>
    </style:style>
    <style:style style:name="T22_71" style:family="text"/>
    <style:style style:name="T22_72" style:family="text">
      <style:text-properties fo:color="#1155cc" style:text-underline-style="solid" style:text-underline-color="font-color"/>
    </style:style>
    <style:style style:name="T22_73" style:family="text"/>
    <style:style style:name="T22_74" style:family="text">
      <style:text-properties fo:color="#1155cc" style:text-underline-style="solid" style:text-underline-color="font-color"/>
    </style:style>
    <style:style style:name="T22_75" style:family="text"/>
    <style:style style:name="T22_76" style:family="text">
      <style:text-properties fo:color="#1155cc" style:text-underline-style="solid" style:text-underline-color="font-color"/>
    </style:style>
    <style:style style:name="T22_77" style:family="text"/>
    <style:style style:name="T22_78" style:family="text">
      <style:text-properties fo:color="#1155cc" style:text-underline-style="solid" style:text-underline-color="font-color"/>
    </style:style>
    <style:style style:name="T22_79" style:family="text"/>
    <style:style style:name="T22_80" style:family="text">
      <style:text-properties fo:color="#1155cc" style:text-underline-style="solid" style:text-underline-color="font-color"/>
    </style:style>
    <style:style style:name="T22_81" style:family="text"/>
    <style:style style:name="T22_82" style:family="text">
      <style:text-properties fo:color="#1155cc" style:text-underline-style="solid" style:text-underline-color="font-color"/>
    </style:style>
    <style:style style:name="T22_83" style:family="text"/>
    <style:style style:name="T22_84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>
      <style:text-properties fo:color="#1155cc" style:text-underline-style="solid" style:text-underline-color="font-color"/>
    </style:style>
    <style:style style:name="T26_73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>
      <style:text-properties style:font-name="Calibri" style:font-name-asian="Calibri" style:font-name-complex="Calibri"/>
    </style:style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T29_135" style:family="text"/>
    <style:style style:name="T29_136" style:family="text"/>
    <style:style style:name="T29_137" style:family="text"/>
    <style:style style:name="T29_138" style:family="text"/>
    <style:style style:name="T29_139" style:family="text"/>
    <style:style style:name="T29_140" style:family="text"/>
    <style:style style:name="T29_141" style:family="text"/>
    <style:style style:name="T29_142" style:family="text"/>
    <style:style style:name="T29_143" style:family="text"/>
    <style:style style:name="T29_144" style:family="text"/>
    <style:style style:name="T29_145" style:family="text"/>
    <style:style style:name="T29_146" style:family="text"/>
    <style:style style:name="T29_147" style:family="text"/>
    <style:style style:name="T29_148" style:family="text">
      <style:text-properties fo:color="#1155cc" style:text-underline-style="solid" style:text-underline-color="font-color"/>
    </style:style>
    <style:style style:name="T29_149" style:family="text"/>
    <style:style style:name="T29_150" style:family="text"/>
    <style:style style:name="T29_151" style:family="text"/>
    <style:style style:name="T29_152" style:family="text"/>
    <style:style style:name="T29_153" style:family="text"/>
    <style:style style:name="T29_154" style:family="text"/>
    <style:style style:name="T29_155" style:family="text"/>
    <style:style style:name="T29_156" style:family="text"/>
    <style:style style:name="T29_157" style:family="text"/>
    <style:style style:name="T29_158" style:family="text"/>
    <style:style style:name="T29_159" style:family="text"/>
    <style:style style:name="T29_160" style:family="text"/>
    <style:style style:name="T29_161" style:family="text"/>
    <style:style style:name="T29_162" style:family="text"/>
    <style:style style:name="T29_163" style:family="text"/>
    <style:style style:name="T29_164" style:family="text"/>
    <style:style style:name="T29_165" style:family="text"/>
    <style:style style:name="T29_166" style:family="text"/>
    <style:style style:name="T29_167" style:family="text"/>
  </office:automatic-styles>
  <office:body>
    <office:text>
      <text:p text:style-name="P1"><text:span text:style-name="T1_1">13<text:s/></text:span><text:span text:style-name="T1_2">lutego</text:span></text:p>
      <text:p text:style-name="P2"><text:span text:style-name="T2_1">Kolejny</text:span><text:span text:style-name="T2_2"><text:s/></text:span><text:span text:style-name="T2_3">rok</text:span><text:span text:style-name="T2_4"><text:s/></text:span><text:span text:style-name="T2_5">–</text:span><text:span text:style-name="T2_6"><text:s/></text:span><text:span text:style-name="T2_7">kolejna</text:span><text:span text:style-name="T2_8"><text:s/></text:span><text:span text:style-name="T2_9">część</text:span><text:span text:style-name="T2_10"><text:s/></text:span><text:span text:style-name="T2_11">Equestria</text:span><text:span text:style-name="T2_12"><text:s/></text:span><text:span text:style-name="T2_13">Girls</text:span><text:span text:style-name="T2_14">?<text:s/></text:span><text:span text:style-name="T2_15">Na</text:span><text:span text:style-name="T2_16"><text:s/></text:span><text:span text:style-name="T2_17">to</text:span><text:span text:style-name="T2_18"><text:s/></text:span><text:span text:style-name="T2_19">wygląda</text:span><text:span text:style-name="T2_20">.<text:s/></text:span><text:span text:style-name="T2_21">Film</text:span><text:span text:style-name="T2_22">,<text:s/></text:span><text:span text:style-name="T2_23">wstępnie</text:span><text:span text:style-name="T2_24"><text:s/></text:span><text:span text:style-name="T2_25">zapowiedziany</text:span><text:span text:style-name="T2_26"><text:s/></text:span><text:span text:style-name="T2_27">na</text:span><text:span text:style-name="T2_28"><text:s/></text:span><text:span text:style-name="T2_29">jesień</text:span><text:span text:style-name="T2_30">,<text:s/></text:span><text:span text:style-name="T2_31">ma</text:span><text:span text:style-name="T2_32"><text:s/></text:span><text:span text:style-name="T2_33">nosić</text:span><text:span text:style-name="T2_34"><text:s/></text:span><text:span text:style-name="T2_35">tytuł</text:span><text:span text:style-name="T2_36"><text:s/></text:span><text:span text:style-name="T2_37">Equestria</text:span><text:span text:style-name="T2_38"><text:s/></text:span><text:span text:style-name="T2_39">Girls</text:span><text:span text:style-name="T2_40">:<text:s/></text:span><text:span text:style-name="T2_41">Friendship</text:span><text:span text:style-name="T2_42"><text:s/></text:span><text:span text:style-name="T2_43">Games</text:span><text:span text:style-name="T2_44">.</text:span></text:p>
      <text:p text:style-name="P3"/>
      <text:p text:style-name="P4"><text:span text:style-name="T4_1">Grafika</text:span><text:span text:style-name="T4_2">:<text:s/></text:span><text:span text:style-name="T4_3"><text:a xlink:type="simple" xlink:href="http://4.bp.blogspot.com/-lSoiNItnO6Q/VN4A60OrDvI/AAAAAAAAAeM/uSwpRUtD4-4/s1600/Capture.JPG"><text:span text:style-name="T4_4">http</text:span></text:a></text:span><text:span text:style-name="T4_5"><text:a xlink:type="simple" xlink:href="http://4.bp.blogspot.com/-lSoiNItnO6Q/VN4A60OrDvI/AAAAAAAAAeM/uSwpRUtD4-4/s1600/Capture.JPG"><text:span text:style-name="T4_6">://4.</text:span></text:a></text:span><text:span text:style-name="T4_7"><text:a xlink:type="simple" xlink:href="http://4.bp.blogspot.com/-lSoiNItnO6Q/VN4A60OrDvI/AAAAAAAAAeM/uSwpRUtD4-4/s1600/Capture.JPG"><text:span text:style-name="T4_8">bp</text:span></text:a></text:span><text:span text:style-name="T4_9"><text:a xlink:type="simple" xlink:href="http://4.bp.blogspot.com/-lSoiNItnO6Q/VN4A60OrDvI/AAAAAAAAAeM/uSwpRUtD4-4/s1600/Capture.JPG"><text:span text:style-name="T4_10">.</text:span></text:a></text:span><text:span text:style-name="T4_11"><text:a xlink:type="simple" xlink:href="http://4.bp.blogspot.com/-lSoiNItnO6Q/VN4A60OrDvI/AAAAAAAAAeM/uSwpRUtD4-4/s1600/Capture.JPG"><text:span text:style-name="T4_12">blogspot</text:span></text:a></text:span><text:span text:style-name="T4_13"><text:a xlink:type="simple" xlink:href="http://4.bp.blogspot.com/-lSoiNItnO6Q/VN4A60OrDvI/AAAAAAAAAeM/uSwpRUtD4-4/s1600/Capture.JPG"><text:span text:style-name="T4_14">.</text:span></text:a></text:span><text:span text:style-name="T4_15"><text:a xlink:type="simple" xlink:href="http://4.bp.blogspot.com/-lSoiNItnO6Q/VN4A60OrDvI/AAAAAAAAAeM/uSwpRUtD4-4/s1600/Capture.JPG"><text:span text:style-name="T4_16">com</text:span></text:a></text:span><text:span text:style-name="T4_17"><text:a xlink:type="simple" xlink:href="http://4.bp.blogspot.com/-lSoiNItnO6Q/VN4A60OrDvI/AAAAAAAAAeM/uSwpRUtD4-4/s1600/Capture.JPG"><text:span text:style-name="T4_18">/-</text:span></text:a></text:span><text:span text:style-name="T4_19"><text:a xlink:type="simple" xlink:href="http://4.bp.blogspot.com/-lSoiNItnO6Q/VN4A60OrDvI/AAAAAAAAAeM/uSwpRUtD4-4/s1600/Capture.JPG"><text:span text:style-name="T4_20">lSoiNItnO</text:span></text:a></text:span><text:span text:style-name="T4_21"><text:a xlink:type="simple" xlink:href="http://4.bp.blogspot.com/-lSoiNItnO6Q/VN4A60OrDvI/AAAAAAAAAeM/uSwpRUtD4-4/s1600/Capture.JPG"><text:span text:style-name="T4_22">6</text:span></text:a></text:span><text:span text:style-name="T4_23"><text:a xlink:type="simple" xlink:href="http://4.bp.blogspot.com/-lSoiNItnO6Q/VN4A60OrDvI/AAAAAAAAAeM/uSwpRUtD4-4/s1600/Capture.JPG"><text:span text:style-name="T4_24">Q</text:span></text:a></text:span><text:span text:style-name="T4_25"><text:a xlink:type="simple" xlink:href="http://4.bp.blogspot.com/-lSoiNItnO6Q/VN4A60OrDvI/AAAAAAAAAeM/uSwpRUtD4-4/s1600/Capture.JPG"><text:span text:style-name="T4_26">/</text:span></text:a></text:span><text:span text:style-name="T4_27"><text:a xlink:type="simple" xlink:href="http://4.bp.blogspot.com/-lSoiNItnO6Q/VN4A60OrDvI/AAAAAAAAAeM/uSwpRUtD4-4/s1600/Capture.JPG"><text:span text:style-name="T4_28">VN</text:span></text:a></text:span><text:span text:style-name="T4_29"><text:a xlink:type="simple" xlink:href="http://4.bp.blogspot.com/-lSoiNItnO6Q/VN4A60OrDvI/AAAAAAAAAeM/uSwpRUtD4-4/s1600/Capture.JPG"><text:span text:style-name="T4_30">4</text:span></text:a></text:span><text:span text:style-name="T4_31"><text:a xlink:type="simple" xlink:href="http://4.bp.blogspot.com/-lSoiNItnO6Q/VN4A60OrDvI/AAAAAAAAAeM/uSwpRUtD4-4/s1600/Capture.JPG"><text:span text:style-name="T4_32">A</text:span></text:a></text:span><text:span text:style-name="T4_33"><text:a xlink:type="simple" xlink:href="http://4.bp.blogspot.com/-lSoiNItnO6Q/VN4A60OrDvI/AAAAAAAAAeM/uSwpRUtD4-4/s1600/Capture.JPG"><text:span text:style-name="T4_34">60</text:span></text:a></text:span><text:span text:style-name="T4_35"><text:a xlink:type="simple" xlink:href="http://4.bp.blogspot.com/-lSoiNItnO6Q/VN4A60OrDvI/AAAAAAAAAeM/uSwpRUtD4-4/s1600/Capture.JPG"><text:span text:style-name="T4_36">OrDvI</text:span></text:a></text:span><text:span text:style-name="T4_37"><text:a xlink:type="simple" xlink:href="http://4.bp.blogspot.com/-lSoiNItnO6Q/VN4A60OrDvI/AAAAAAAAAeM/uSwpRUtD4-4/s1600/Capture.JPG"><text:span text:style-name="T4_38">/</text:span></text:a></text:span><text:span text:style-name="T4_39"><text:a xlink:type="simple" xlink:href="http://4.bp.blogspot.com/-lSoiNItnO6Q/VN4A60OrDvI/AAAAAAAAAeM/uSwpRUtD4-4/s1600/Capture.JPG"><text:span text:style-name="T4_40">AAAAAAAAAeM</text:span></text:a></text:span><text:span text:style-name="T4_41"><text:a xlink:type="simple" xlink:href="http://4.bp.blogspot.com/-lSoiNItnO6Q/VN4A60OrDvI/AAAAAAAAAeM/uSwpRUtD4-4/s1600/Capture.JPG"><text:span text:style-name="T4_42">/</text:span></text:a></text:span><text:span text:style-name="T4_43"><text:a xlink:type="simple" xlink:href="http://4.bp.blogspot.com/-lSoiNItnO6Q/VN4A60OrDvI/AAAAAAAAAeM/uSwpRUtD4-4/s1600/Capture.JPG"><text:span text:style-name="T4_44">uSwpRUtD</text:span></text:a></text:span><text:span text:style-name="T4_45"><text:a xlink:type="simple" xlink:href="http://4.bp.blogspot.com/-lSoiNItnO6Q/VN4A60OrDvI/AAAAAAAAAeM/uSwpRUtD4-4/s1600/Capture.JPG"><text:span text:style-name="T4_46">4-4/</text:span></text:a></text:span><text:span text:style-name="T4_47"><text:a xlink:type="simple" xlink:href="http://4.bp.blogspot.com/-lSoiNItnO6Q/VN4A60OrDvI/AAAAAAAAAeM/uSwpRUtD4-4/s1600/Capture.JPG"><text:span text:style-name="T4_48">s</text:span></text:a></text:span><text:span text:style-name="T4_49"><text:a xlink:type="simple" xlink:href="http://4.bp.blogspot.com/-lSoiNItnO6Q/VN4A60OrDvI/AAAAAAAAAeM/uSwpRUtD4-4/s1600/Capture.JPG"><text:span text:style-name="T4_50">1600/</text:span></text:a></text:span><text:span text:style-name="T4_51"><text:a xlink:type="simple" xlink:href="http://4.bp.blogspot.com/-lSoiNItnO6Q/VN4A60OrDvI/AAAAAAAAAeM/uSwpRUtD4-4/s1600/Capture.JPG"><text:span text:style-name="T4_52">Capture</text:span></text:a></text:span><text:span text:style-name="T4_53"><text:a xlink:type="simple" xlink:href="http://4.bp.blogspot.com/-lSoiNItnO6Q/VN4A60OrDvI/AAAAAAAAAeM/uSwpRUtD4-4/s1600/Capture.JPG"><text:span text:style-name="T4_54">.</text:span></text:a></text:span><text:span text:style-name="T4_55"><text:a xlink:type="simple" xlink:href="http://4.bp.blogspot.com/-lSoiNItnO6Q/VN4A60OrDvI/AAAAAAAAAeM/uSwpRUtD4-4/s1600/Capture.JPG"><text:span text:style-name="T4_56">JPG</text:span></text:a></text:span><text:span text:style-name="T4_57"><text:s/></text:span></text:p>
      <text:p text:style-name="P5"><text:span text:style-name="T5_1">Źródło</text:span><text:span text:style-name="T5_2">:<text:s/></text:span><text:span text:style-name="T5_3">http</text:span><text:span text:style-name="T5_4">://</text:span><text:span text:style-name="T5_5">www</text:span><text:span text:style-name="T5_6">.</text:span><text:span text:style-name="T5_7">equestriadaily</text:span><text:span text:style-name="T5_8">.</text:span><text:span text:style-name="T5_9">com</text:span><text:span text:style-name="T5_10">/2015/02/</text:span><text:span text:style-name="T5_11">equestria</text:span><text:span text:style-name="T5_12">-</text:span><text:span text:style-name="T5_13">girls</text:span><text:span text:style-name="T5_14">-</text:span><text:span text:style-name="T5_15">friendship</text:span><text:span text:style-name="T5_16">-</text:span><text:span text:style-name="T5_17">games</text:span><text:span text:style-name="T5_18">.</text:span><text:span text:style-name="T5_19">html</text:span></text:p>
      <text:p text:style-name="P6"/>
      <text:p text:style-name="P7"><text:span text:style-name="T7_1">16<text:s/></text:span><text:span text:style-name="T7_2">lutego</text:span></text:p>
      <text:p text:style-name="P8"><text:span text:style-name="T8_1">Uczestnicy</text:span><text:span text:style-name="T8_2"><text:s/></text:span><text:span text:style-name="T8_3">nowojorskiego</text:span><text:span text:style-name="T8_4"><text:s/></text:span><text:span text:style-name="T8_5">PonyConu</text:span><text:span text:style-name="T8_6"><text:s/></text:span><text:span text:style-name="T8_7">mogli</text:span><text:span text:style-name="T8_8"><text:s/></text:span><text:span text:style-name="T8_9">podziwiać</text:span><text:span text:style-name="T8_10"><text:s/></text:span><text:span text:style-name="T8_11">pokazane</text:span><text:span text:style-name="T8_12"><text:s/></text:span><text:span text:style-name="T8_13">tam</text:span><text:span text:style-name="T8_14"><text:s/></text:span><text:span text:style-name="T8_15">grafiki</text:span><text:span text:style-name="T8_16"><text:s/></text:span><text:span text:style-name="T8_17">koncepcyjne</text:span><text:span text:style-name="T8_18"><text:s/></text:span><text:span text:style-name="T8_19">piątego</text:span><text:span text:style-name="T8_20"><text:s/></text:span><text:span text:style-name="T8_21">sezonu</text:span><text:span text:style-name="T8_22">.<text:s/></text:span><text:span text:style-name="T8_23">Zainteresowanych</text:span><text:span text:style-name="T8_24"><text:s/></text:span><text:span text:style-name="T8_25">nowymi</text:span><text:span text:style-name="T8_26"><text:s/></text:span><text:span text:style-name="T8_27">postaciami</text:span><text:span text:style-name="T8_28"><text:s/></text:span><text:span text:style-name="T8_29">i</text:span><text:span text:style-name="T8_30"><text:s/></text:span><text:span text:style-name="T8_31">lokacjami</text:span><text:span text:style-name="T8_32"><text:s/></text:span><text:span text:style-name="T8_33">odsyłam</text:span><text:span text:style-name="T8_34"><text:s/></text:span><text:span text:style-name="T8_35"><text:a xlink:type="simple" xlink:href="http://www.equestriadaily.com/2015/02/concept-art-st-ponycon.html"><text:span text:style-name="T8_36">tutaj</text:span></text:a></text:span><text:span text:style-name="T8_37">.</text:span></text:p>
      <text:p text:style-name="P9"/>
      <text:p text:style-name="P10"><text:span text:style-name="T10_1">17<text:s/></text:span><text:span text:style-name="T10_2">lutego</text:span></text:p>
      <text:p text:style-name="P11"><text:span text:style-name="T11_1">O</text:span><text:span text:style-name="T11_2"><text:s/></text:span><text:span text:style-name="T11_3">kanoniczności</text:span><text:span text:style-name="T11_4"><text:s/></text:span><text:span text:style-name="T11_5">kucykowych</text:span><text:span text:style-name="T11_6"><text:s/></text:span><text:span text:style-name="T11_7">komiksów</text:span><text:span text:style-name="T11_8"><text:s/></text:span><text:span text:style-name="T11_9">dyskutowano</text:span><text:span text:style-name="T11_10"><text:s/></text:span><text:span text:style-name="T11_11">wiele</text:span><text:span text:style-name="T11_12"><text:s/></text:span><text:span text:style-name="T11_13">razy</text:span><text:span text:style-name="T11_14">,<text:s/></text:span><text:span text:style-name="T11_15">a</text:span><text:span text:style-name="T11_16"><text:s/></text:span><text:span text:style-name="T11_17">teraz</text:span><text:span text:style-name="T11_18"><text:s/></text:span><text:span text:style-name="T11_19">na</text:span><text:span text:style-name="T11_20"><text:s/></text:span><text:span text:style-name="T11_21">ten</text:span><text:span text:style-name="T11_22"><text:s/></text:span><text:span text:style-name="T11_23">temat</text:span><text:span text:style-name="T11_24"><text:s/></text:span><text:span text:style-name="T11_25">wypowiedział</text:span><text:span text:style-name="T11_26"><text:s/></text:span><text:span text:style-name="T11_27">się</text:span><text:span text:style-name="T11_28"><text:s/></text:span><text:span text:style-name="T11_29">Bobby</text:span><text:span text:style-name="T11_30"><text:s/></text:span><text:span text:style-name="T11_31">Curnow</text:span><text:span text:style-name="T11_32">,<text:s/></text:span><text:span text:style-name="T11_33">bezpośrednio</text:span><text:span text:style-name="T11_34"><text:s/></text:span><text:span text:style-name="T11_35">związany</text:span><text:span text:style-name="T11_36"><text:s/></text:span><text:span text:style-name="T11_37">z</text:span><text:span text:style-name="T11_38"><text:s/></text:span><text:span text:style-name="T11_39">IDW</text:span><text:span text:style-name="T11_40">.<text:s/></text:span><text:span text:style-name="T11_41">Według</text:span><text:span text:style-name="T11_42"><text:s/></text:span><text:span text:style-name="T11_43">niego</text:span><text:span text:style-name="T11_44"><text:s/></text:span><text:span text:style-name="T11_45">Hasbro</text:span><text:span text:style-name="T11_46"><text:s/></text:span><text:span text:style-name="T11_47">dba</text:span><text:span text:style-name="T11_48"><text:s/></text:span><text:span text:style-name="T11_49">o</text:span><text:span text:style-name="T11_50"><text:s/></text:span><text:span text:style-name="T11_51">to</text:span><text:span text:style-name="T11_52">,<text:s/></text:span><text:span text:style-name="T11_53">żeby</text:span><text:span text:style-name="T11_54"><text:s/></text:span><text:span text:style-name="T11_55">komiksy</text:span><text:span text:style-name="T11_56"><text:s/></text:span><text:span text:style-name="T11_57">nie</text:span><text:span text:style-name="T11_58"><text:s/></text:span><text:span text:style-name="T11_59">kłóciły</text:span><text:span text:style-name="T11_60"><text:s/></text:span><text:span text:style-name="T11_61">się</text:span><text:span text:style-name="T11_62"><text:s/></text:span><text:span text:style-name="T11_63">zbytnio</text:span><text:span text:style-name="T11_64"><text:s/></text:span><text:span text:style-name="T11_65">z</text:span><text:span text:style-name="T11_66"><text:s/></text:span><text:span text:style-name="T11_67">serialem</text:span><text:span text:style-name="T11_68">,<text:s/></text:span><text:span text:style-name="T11_69">kontrolując</text:span><text:span text:style-name="T11_70"><text:s/></text:span><text:span text:style-name="T11_71">ich</text:span><text:span text:style-name="T11_72"><text:s/></text:span><text:span text:style-name="T11_73">spójność</text:span><text:span text:style-name="T11_74"><text:s/></text:span><text:span text:style-name="T11_75">z</text:span><text:span text:style-name="T11_76"><text:s/></text:span><text:span text:style-name="T11_77">przyszłymi</text:span><text:span text:style-name="T11_78"><text:s/></text:span><text:span text:style-name="T11_79">planami</text:span><text:span text:style-name="T11_80"><text:s/></text:span><text:span text:style-name="T11_81">fabularnymi</text:span><text:span text:style-name="T11_82">.<text:s/></text:span><text:span text:style-name="T11_83">Mimo</text:span><text:span text:style-name="T11_84"><text:s/></text:span><text:span text:style-name="T11_85">to</text:span><text:span text:style-name="T11_86"><text:s/></text:span><text:span text:style-name="T11_87">wydarzenia</text:span><text:span text:style-name="T11_88"><text:s/></text:span><text:span text:style-name="T11_89">z</text:span><text:span text:style-name="T11_90"><text:s/></text:span><text:span text:style-name="T11_91">historii</text:span><text:span text:style-name="T11_92"><text:s/></text:span><text:span text:style-name="T11_93">od</text:span><text:span text:style-name="T11_94"><text:s/></text:span><text:span text:style-name="T11_95">IDW</text:span><text:span text:style-name="T11_96"><text:s/></text:span><text:span text:style-name="T11_97">technicznie</text:span><text:span text:style-name="T11_98"><text:s/></text:span><text:span text:style-name="T11_99">nie</text:span><text:span text:style-name="T11_100"><text:s/></text:span><text:span text:style-name="T11_101">mają</text:span><text:span text:style-name="T11_102"><text:s/></text:span><text:span text:style-name="T11_103">powiązań</text:span><text:span text:style-name="T11_104"><text:s/></text:span><text:span text:style-name="T11_105">z</text:span><text:span text:style-name="T11_106"><text:s/></text:span><text:span text:style-name="T11_107">takimi</text:span><text:span text:style-name="T11_108"><text:s/></text:span><text:span text:style-name="T11_109">produktami</text:span><text:span text:style-name="T11_110"><text:s/></text:span><text:span text:style-name="T11_111">jak</text:span><text:span text:style-name="T11_112"><text:s/></text:span><text:span text:style-name="T11_113">serial</text:span><text:span text:style-name="T11_114"><text:s/></text:span><text:span text:style-name="T11_115">czy</text:span><text:span text:style-name="T11_116"><text:s/></text:span><text:span text:style-name="T11_117">filmy</text:span><text:span text:style-name="T11_118"><text:s/></text:span><text:span text:style-name="T11_119">pełnometrażowe</text:span><text:span text:style-name="T11_120">.</text:span></text:p>
      <text:p text:style-name="P12"/>
      <text:p text:style-name="P13"><text:span text:style-name="T13_1">25<text:s/></text:span><text:span text:style-name="T13_2">lutego</text:span></text:p>
      <text:p text:style-name="P14"><text:span text:style-name="T14_1">Kucykowa</text:span><text:span text:style-name="T14_2"><text:s/></text:span><text:span text:style-name="T14_3">gra</text:span><text:span text:style-name="T14_4"><text:s/></text:span><text:span text:style-name="T14_5">na</text:span><text:span text:style-name="T14_6"><text:s/></text:span><text:span text:style-name="T14_7">telefony</text:span><text:span text:style-name="T14_8"><text:s/></text:span><text:span text:style-name="T14_9">komórkowe</text:span><text:span text:style-name="T14_10"><text:s/></text:span><text:span text:style-name="T14_11">od</text:span><text:span text:style-name="T14_12"><text:s/></text:span><text:span text:style-name="T14_13">Gameloftu</text:span><text:span text:style-name="T14_14"><text:s/></text:span><text:span text:style-name="T14_15">regularnie</text:span><text:span text:style-name="T14_16"><text:s/></text:span><text:span text:style-name="T14_17">wzbogacana</text:span><text:span text:style-name="T14_18"><text:s/></text:span><text:span text:style-name="T14_19">jest</text:span><text:span text:style-name="T14_20"><text:s/></text:span><text:span text:style-name="T14_21">o</text:span><text:span text:style-name="T14_22"><text:s/></text:span><text:span text:style-name="T14_23">aktualizacje</text:span><text:span text:style-name="T14_24"><text:s/></text:span><text:span text:style-name="T14_25">inspirowane</text:span><text:span text:style-name="T14_26"><text:s/></text:span><text:span text:style-name="T14_27">kolejnymi</text:span><text:span text:style-name="T14_28"><text:s/></text:span><text:span text:style-name="T14_29">wydarzeniami</text:span><text:span text:style-name="T14_30"><text:s/></text:span><text:span text:style-name="T14_31">z</text:span><text:span text:style-name="T14_32"><text:s/></text:span><text:span text:style-name="T14_33">serialu</text:span><text:span text:style-name="T14_34">,<text:s/></text:span><text:span text:style-name="T14_35">a</text:span><text:span text:style-name="T14_36"><text:s/></text:span><text:span text:style-name="T14_37">ta</text:span><text:span text:style-name="T14_38"><text:s/></text:span><text:span text:style-name="T14_39">najnowsza</text:span><text:span text:style-name="T14_40"><text:s/></text:span><text:span text:style-name="T14_41">wydaje</text:span><text:span text:style-name="T14_42"><text:s/></text:span><text:span text:style-name="T14_43">się</text:span><text:span text:style-name="T14_44"><text:s/></text:span><text:span text:style-name="T14_45">szczególnie</text:span><text:span text:style-name="T14_46"><text:s/></text:span><text:span text:style-name="T14_47">interesująca</text:span><text:span text:style-name="T14_48">.<text:s/></text:span><text:span text:style-name="T14_49">Rozszerza</text:span><text:span text:style-name="T14_50"><text:s/></text:span><text:span text:style-name="T14_51">ona</text:span><text:span text:style-name="T14_52"><text:s/></text:span><text:span text:style-name="T14_53">grę</text:span><text:span text:style-name="T14_54"><text:s/></text:span><text:span text:style-name="T14_55">o</text:span><text:span text:style-name="T14_56"><text:s/></text:span><text:span text:style-name="T14_57">wydarzenia</text:span><text:span text:style-name="T14_58"><text:s/></text:span><text:span text:style-name="T14_59">z</text:span><text:span text:style-name="T14_60"><text:s/></text:span><text:span text:style-name="T14_61">finału</text:span><text:span text:style-name="T14_62"><text:s/></text:span><text:span text:style-name="T14_63">czwartego</text:span><text:span text:style-name="T14_64"><text:s/></text:span><text:span text:style-name="T14_65">sezonu</text:span><text:span text:style-name="T14_66">,<text:s/></text:span><text:span text:style-name="T14_67">między</text:span><text:span text:style-name="T14_68"><text:s/></text:span><text:span text:style-name="T14_69">innymi</text:span><text:span text:style-name="T14_70"><text:s/></text:span><text:span text:style-name="T14_71">o</text:span><text:span text:style-name="T14_72"><text:s/></text:span><text:span text:style-name="T14_73">walkę</text:span><text:span text:style-name="T14_74"><text:s/></text:span><text:span text:style-name="T14_75">z</text:span><text:span text:style-name="T14_76"><text:s/></text:span><text:span text:style-name="T14_77">Tirekiem</text:span><text:span text:style-name="T14_78"><text:s/></text:span><text:span text:style-name="T14_79">i</text:span><text:span text:style-name="T14_80"><text:s/></text:span><text:span text:style-name="T14_81">stworzenie</text:span><text:span text:style-name="T14_82"><text:s/></text:span><text:span text:style-name="T14_83">zamku</text:span><text:span text:style-name="T14_84"><text:s/></text:span><text:span text:style-name="T14_85">Twilight</text:span><text:span text:style-name="T14_86">.</text:span></text:p>
      <text:p text:style-name="P15"/>
      <text:p text:style-name="P16"><text:span text:style-name="T16_1">25<text:s/></text:span><text:span text:style-name="T16_2">lutego</text:span></text:p>
      <text:p text:style-name="P17"><text:span text:style-name="T17_1">Niechętni</text:span><text:span text:style-name="T17_2"><text:s/></text:span><text:span text:style-name="T17_3">Equestria</text:span><text:span text:style-name="T17_4"><text:s/></text:span><text:span text:style-name="T17_5">Girls</text:span><text:span text:style-name="T17_6"><text:s/></text:span><text:span text:style-name="T17_7">mogą</text:span><text:span text:style-name="T17_8"><text:s/></text:span><text:span text:style-name="T17_9">odetchnąć</text:span><text:span text:style-name="T17_10"><text:s/></text:span><text:span text:style-name="T17_11">z</text:span><text:span text:style-name="T17_12"><text:s/></text:span><text:span text:style-name="T17_13">ulgą</text:span><text:span text:style-name="T17_14"><text:s/></text:span><text:span text:style-name="T17_15">–</text:span><text:span text:style-name="T17_16"><text:s/></text:span><text:span text:style-name="T17_17">zapowiedziany</text:span><text:span text:style-name="T17_18"><text:s/></text:span><text:span text:style-name="T17_19">w</text:span><text:span text:style-name="T17_20"><text:s/></text:span><text:span text:style-name="T17_21">październiku</text:span><text:span text:style-name="T17_22"><text:s/></text:span><text:span text:style-name="T17_23">film</text:span><text:span text:style-name="T17_24"><text:s/></text:span><text:span text:style-name="T17_25">pełnometrażowy</text:span><text:span text:style-name="T17_26"><text:s/></text:span><text:span text:style-name="T17_27">z</text:span><text:span text:style-name="T17_28"><text:s/></text:span><text:span text:style-name="T17_29">uniwersum</text:span><text:span text:style-name="T17_30"><text:s/></text:span><text:span text:style-name="T17_31">MLP</text:span><text:span text:style-name="T17_32">:</text:span><text:span text:style-name="T17_33">FiM</text:span><text:span text:style-name="T17_34"><text:s/></text:span><text:span text:style-name="T17_35">nie</text:span><text:span text:style-name="T17_36"><text:s/></text:span><text:span text:style-name="T17_37">będzie</text:span><text:span text:style-name="T17_38"><text:s/></text:span><text:span text:style-name="T17_39">rozgrywał</text:span><text:span text:style-name="T17_40"><text:s/></text:span><text:span text:style-name="T17_41">się</text:span><text:span text:style-name="T17_42"><text:s/></text:span><text:span text:style-name="T17_43">w</text:span><text:span text:style-name="T17_44"><text:s/></text:span><text:span text:style-name="T17_45">Canterlot</text:span><text:span text:style-name="T17_46"><text:s/></text:span><text:span text:style-name="T17_47">High</text:span><text:span text:style-name="T17_48">.<text:s/></text:span><text:span text:style-name="T17_49">Produkcja</text:span><text:span text:style-name="T17_50"><text:s/></text:span><text:span text:style-name="T17_51">ma</text:span><text:span text:style-name="T17_52"><text:s/></text:span><text:span text:style-name="T17_53">ujrzeć</text:span><text:span text:style-name="T17_54"><text:s/></text:span><text:span text:style-name="T17_55">światło</text:span><text:span text:style-name="T17_56"><text:s/></text:span><text:span text:style-name="T17_57">dzienne</text:span><text:span text:style-name="T17_58"><text:s/></text:span><text:span text:style-name="T17_59">dopiero</text:span><text:span text:style-name="T17_60"><text:s/></text:span><text:span text:style-name="T17_61">w</text:span><text:span text:style-name="T17_62"><text:s/>2017<text:s/></text:span><text:span text:style-name="T17_63">roku</text:span><text:span text:style-name="T17_64">.<text:s/></text:span><text:span text:style-name="T17_65">Na</text:span><text:span text:style-name="T17_66"><text:s/></text:span><text:span text:style-name="T17_67">chwilę</text:span><text:span text:style-name="T17_68"><text:s/></text:span><text:span text:style-name="T17_69">obecną</text:span><text:span text:style-name="T17_70"><text:s/></text:span><text:span text:style-name="T17_71">ważniejszą</text:span><text:span text:style-name="T17_72"><text:s/></text:span><text:span text:style-name="T17_73">informacją</text:span><text:span text:style-name="T17_74"><text:s/></text:span><text:span text:style-name="T17_75">jest</text:span><text:span text:style-name="T17_76"><text:s/></text:span><text:span text:style-name="T17_77">więc</text:span><text:span text:style-name="T17_78">,<text:s/></text:span><text:span text:style-name="T17_79">że</text:span><text:span text:style-name="T17_80"><text:s/></text:span><text:span text:style-name="T17_81">tegoroczny</text:span><text:span text:style-name="T17_82"><text:s/></text:span><text:span text:style-name="T17_83">piąty</text:span><text:span text:style-name="T17_84"><text:s/></text:span><text:span text:style-name="T17_85">sezon</text:span><text:span text:style-name="T17_86"><text:s/></text:span><text:span text:style-name="T17_87">MLP</text:span><text:span text:style-name="T17_88">:</text:span><text:span text:style-name="T17_89">FiM</text:span><text:span text:style-name="T17_90"><text:s/></text:span><text:span text:style-name="T17_91">zawierać</text:span><text:span text:style-name="T17_92"><text:s/></text:span><text:span text:style-name="T17_93">będzie</text:span><text:span text:style-name="T17_94"><text:s/></text:span><text:span text:style-name="T17_95">setny</text:span><text:span text:style-name="T17_96"><text:s/></text:span><text:span text:style-name="T17_97">odcinek</text:span><text:span text:style-name="T17_98"><text:s/></text:span><text:span text:style-name="T17_99">serialu</text:span><text:span text:style-name="T17_100">,<text:s/></text:span><text:span text:style-name="T17_101">który</text:span><text:span text:style-name="T17_102"><text:s/></text:span><text:span text:style-name="T17_103">to</text:span><text:span text:style-name="T17_104"><text:s/></text:span><text:span text:style-name="T17_105">szczególny</text:span><text:span text:style-name="T17_106"><text:s/></text:span><text:span text:style-name="T17_107">numer</text:span><text:span text:style-name="T17_108"><text:s/></text:span><text:span text:style-name="T17_109">twórcy</text:span><text:span text:style-name="T17_110"><text:s/></text:span><text:span text:style-name="T17_111">zdecydowali</text:span><text:span text:style-name="T17_112"><text:s/></text:span><text:span text:style-name="T17_113">się</text:span><text:span text:style-name="T17_114"><text:s/></text:span><text:span text:style-name="T17_115">uczcić</text:span><text:span text:style-name="T17_116"><text:s/></text:span><text:span text:style-name="T17_117">równie</text:span><text:span text:style-name="T17_118"><text:s/></text:span><text:span text:style-name="T17_119">niezwykłym</text:span><text:span text:style-name="T17_120"><text:s/></text:span><text:span text:style-name="T17_121">odcinkiem</text:span><text:span text:style-name="T17_122">.<text:s/></text:span><text:span text:style-name="T17_123">Zamiast</text:span><text:span text:style-name="T17_124"><text:s/></text:span><text:span text:style-name="T17_125">szóstki</text:span><text:span text:style-name="T17_126"><text:s/></text:span><text:span text:style-name="T17_127">głównych</text:span><text:span text:style-name="T17_128"><text:s/></text:span><text:span text:style-name="T17_129">bohaterek</text:span><text:span text:style-name="T17_130"><text:s/></text:span><text:span text:style-name="T17_131">wystąpią</text:span><text:span text:style-name="T17_132"><text:s/></text:span><text:span text:style-name="T17_133">w</text:span><text:span text:style-name="T17_134"><text:s/></text:span><text:span text:style-name="T17_135">nim</text:span><text:span text:style-name="T17_136"><text:s/></text:span><text:span text:style-name="T17_137">różnorakie</text:span><text:span text:style-name="T17_138"><text:s/></text:span><text:span text:style-name="T17_139">postaci</text:span><text:span text:style-name="T17_140"><text:s/></text:span><text:span text:style-name="T17_141">drugoplanowe</text:span><text:span text:style-name="T17_142"><text:s/></text:span><text:span text:style-name="T17_143">oraz</text:span><text:span text:style-name="T17_144"><text:s/></text:span><text:span text:style-name="T17_145">kucyki</text:span><text:span text:style-name="T17_146"><text:s/></text:span><text:span text:style-name="T17_147">tła</text:span><text:span text:style-name="T17_148">.<text:s/></text:span><text:span text:style-name="T17_149">Charaktery</text:span><text:span text:style-name="T17_150"><text:s/></text:span><text:span text:style-name="T17_151">niektórych</text:span><text:span text:style-name="T17_152"><text:s/></text:span><text:span text:style-name="T17_153">z</text:span><text:span text:style-name="T17_154"><text:s/></text:span><text:span text:style-name="T17_155">nich</text:span><text:span text:style-name="T17_156"><text:s/></text:span><text:span text:style-name="T17_157">mają</text:span><text:span text:style-name="T17_158"><text:s/></text:span><text:span text:style-name="T17_159">być</text:span><text:span text:style-name="T17_160"><text:s/></text:span><text:span text:style-name="T17_161">oparte</text:span><text:span text:style-name="T17_162"><text:s/></text:span><text:span text:style-name="T17_163">na</text:span><text:span text:style-name="T17_164"><text:s/></text:span><text:span text:style-name="T17_165">fanowskich</text:span><text:span text:style-name="T17_166"><text:s/></text:span><text:span text:style-name="T17_167">wyobrażeniach</text:span><text:span text:style-name="T17_168"><text:s/></text:span><text:span text:style-name="T17_169">tychże</text:span><text:span text:style-name="T17_170">.<text:s/></text:span></text:p>
      <text:p text:style-name="P18"/>
      <text:p text:style-name="P19"><text:span text:style-name="T19_1">2<text:s/></text:span><text:span text:style-name="T19_2">marca</text:span></text:p>
      <text:p text:style-name="P20"><text:span text:style-name="T20_1">Ostatni</text:span><text:span text:style-name="T20_2"><text:s/></text:span><text:span text:style-name="T20_3">miesiąc</text:span><text:span text:style-name="T20_4"><text:s/></text:span><text:span text:style-name="T20_5">obfitował</text:span><text:span text:style-name="T20_6"><text:s/></text:span><text:span text:style-name="T20_7">w</text:span><text:span text:style-name="T20_8"><text:s/></text:span><text:span text:style-name="T20_9">informacje</text:span><text:span text:style-name="T20_10"><text:s/></text:span><text:span text:style-name="T20_11">dotyczące</text:span><text:span text:style-name="T20_12"><text:s/></text:span><text:span text:style-name="T20_13">zbliżającego</text:span><text:span text:style-name="T20_14"><text:s/></text:span><text:span text:style-name="T20_15">się</text:span><text:span text:style-name="T20_16"><text:s/></text:span><text:span text:style-name="T20_17">sezonu</text:span><text:span text:style-name="T20_18"><text:s/></text:span><text:span text:style-name="T20_19">piątego</text:span><text:span text:style-name="T20_20"><text:s/></text:span><text:span text:style-name="T20_21">MLP</text:span><text:span text:style-name="T20_22">:</text:span><text:span text:style-name="T20_23">FiM</text:span><text:span text:style-name="T20_24">.<text:s/></text:span><text:span text:style-name="T20_25">Ujawniono</text:span><text:span text:style-name="T20_26"><text:s/></text:span><text:span text:style-name="T20_27">między</text:span><text:span text:style-name="T20_28"><text:s/></text:span><text:span text:style-name="T20_29">innymi</text:span><text:span text:style-name="T20_30"><text:s/></text:span><text:span text:style-name="T20_31">tytuł</text:span><text:span text:style-name="T20_32"><text:s/></text:span><text:span text:style-name="T20_33">otwierającego</text:span><text:span text:style-name="T20_34"><text:s/></text:span><text:span text:style-name="T20_35">sezon</text:span><text:span text:style-name="T20_36"><text:s/></text:span><text:span text:style-name="T20_37">dwuodcinkowca</text:span><text:span text:style-name="T20_38">:<text:s/></text:span><text:span text:style-name="T20_39">Cutie</text:span><text:span text:style-name="T20_40"><text:s/></text:span><text:span text:style-name="T20_41">Markless</text:span><text:span text:style-name="T20_42">.<text:s/></text:span><text:span text:style-name="T20_43">Zapowiedziano</text:span><text:span text:style-name="T20_44"><text:s/></text:span><text:span text:style-name="T20_45">też</text:span><text:span text:style-name="T20_46"><text:s/></text:span><text:span text:style-name="T20_47">jego</text:span><text:span text:style-name="T20_48"><text:s/></text:span><text:span text:style-name="T20_49">premierę</text:span><text:span text:style-name="T20_50"><text:s/></text:span><text:span text:style-name="T20_51">na</text:span><text:span text:style-name="T20_52"><text:s/></text:span><text:span text:style-name="T20_53">DVD</text:span><text:span text:style-name="T20_54"><text:s/>30<text:s/></text:span><text:span text:style-name="T20_55">czerwca</text:span><text:span text:style-name="T20_56">.</text:span></text:p>
      <text:p text:style-name="P21"/>
      <text:p text:style-name="P22"><text:span text:style-name="T22_1">Grafika</text:span><text:span text:style-name="T22_2">:<text:s/></text:span><text:span text:style-name="T22_3"><text:a xlink:type="simple" xlink:href="http://3.bp.blogspot.com/-Cv-Pu2V6W6A/VPTrI1q-PPI/AAAAAAACKwo/qI1yxIE5fnk/s1600/cutie%2Bmark%2Bquests.JPG"><text:span text:style-name="T22_4">http</text:span></text:a></text:span><text:span text:style-name="T22_5"><text:a xlink:type="simple" xlink:href="http://3.bp.blogspot.com/-Cv-Pu2V6W6A/VPTrI1q-PPI/AAAAAAACKwo/qI1yxIE5fnk/s1600/cutie%2Bmark%2Bquests.JPG"><text:span text:style-name="T22_6">://3.</text:span></text:a></text:span><text:span text:style-name="T22_7"><text:a xlink:type="simple" xlink:href="http://3.bp.blogspot.com/-Cv-Pu2V6W6A/VPTrI1q-PPI/AAAAAAACKwo/qI1yxIE5fnk/s1600/cutie%2Bmark%2Bquests.JPG"><text:span text:style-name="T22_8">bp</text:span></text:a></text:span><text:span text:style-name="T22_9"><text:a xlink:type="simple" xlink:href="http://3.bp.blogspot.com/-Cv-Pu2V6W6A/VPTrI1q-PPI/AAAAAAACKwo/qI1yxIE5fnk/s1600/cutie%2Bmark%2Bquests.JPG"><text:span text:style-name="T22_10">.</text:span></text:a></text:span><text:span text:style-name="T22_11"><text:a xlink:type="simple" xlink:href="http://3.bp.blogspot.com/-Cv-Pu2V6W6A/VPTrI1q-PPI/AAAAAAACKwo/qI1yxIE5fnk/s1600/cutie%2Bmark%2Bquests.JPG"><text:span text:style-name="T22_12">blogspot</text:span></text:a></text:span><text:span text:style-name="T22_13"><text:a xlink:type="simple" xlink:href="http://3.bp.blogspot.com/-Cv-Pu2V6W6A/VPTrI1q-PPI/AAAAAAACKwo/qI1yxIE5fnk/s1600/cutie%2Bmark%2Bquests.JPG"><text:span text:style-name="T22_14">.</text:span></text:a></text:span><text:span text:style-name="T22_15"><text:a xlink:type="simple" xlink:href="http://3.bp.blogspot.com/-Cv-Pu2V6W6A/VPTrI1q-PPI/AAAAAAACKwo/qI1yxIE5fnk/s1600/cutie%2Bmark%2Bquests.JPG"><text:span text:style-name="T22_16">com</text:span></text:a></text:span><text:span text:style-name="T22_17"><text:a xlink:type="simple" xlink:href="http://3.bp.blogspot.com/-Cv-Pu2V6W6A/VPTrI1q-PPI/AAAAAAACKwo/qI1yxIE5fnk/s1600/cutie%2Bmark%2Bquests.JPG"><text:span text:style-name="T22_18">/-</text:span></text:a></text:span><text:span text:style-name="T22_19"><text:a xlink:type="simple" xlink:href="http://3.bp.blogspot.com/-Cv-Pu2V6W6A/VPTrI1q-PPI/AAAAAAACKwo/qI1yxIE5fnk/s1600/cutie%2Bmark%2Bquests.JPG"><text:span text:style-name="T22_20">Cv</text:span></text:a></text:span><text:span text:style-name="T22_21"><text:a xlink:type="simple" xlink:href="http://3.bp.blogspot.com/-Cv-Pu2V6W6A/VPTrI1q-PPI/AAAAAAACKwo/qI1yxIE5fnk/s1600/cutie%2Bmark%2Bquests.JPG"><text:span text:style-name="T22_22">-</text:span></text:a></text:span><text:span text:style-name="T22_23"><text:a xlink:type="simple" xlink:href="http://3.bp.blogspot.com/-Cv-Pu2V6W6A/VPTrI1q-PPI/AAAAAAACKwo/qI1yxIE5fnk/s1600/cutie%2Bmark%2Bquests.JPG"><text:span text:style-name="T22_24">Pu</text:span></text:a></text:span><text:span text:style-name="T22_25"><text:a xlink:type="simple" xlink:href="http://3.bp.blogspot.com/-Cv-Pu2V6W6A/VPTrI1q-PPI/AAAAAAACKwo/qI1yxIE5fnk/s1600/cutie%2Bmark%2Bquests.JPG"><text:span text:style-name="T22_26">2</text:span></text:a></text:span><text:span text:style-name="T22_27"><text:a xlink:type="simple" xlink:href="http://3.bp.blogspot.com/-Cv-Pu2V6W6A/VPTrI1q-PPI/AAAAAAACKwo/qI1yxIE5fnk/s1600/cutie%2Bmark%2Bquests.JPG"><text:span text:style-name="T22_28">V</text:span></text:a></text:span><text:span text:style-name="T22_29"><text:a xlink:type="simple" xlink:href="http://3.bp.blogspot.com/-Cv-Pu2V6W6A/VPTrI1q-PPI/AAAAAAACKwo/qI1yxIE5fnk/s1600/cutie%2Bmark%2Bquests.JPG"><text:span text:style-name="T22_30">6</text:span></text:a></text:span><text:span text:style-name="T22_31"><text:a xlink:type="simple" xlink:href="http://3.bp.blogspot.com/-Cv-Pu2V6W6A/VPTrI1q-PPI/AAAAAAACKwo/qI1yxIE5fnk/s1600/cutie%2Bmark%2Bquests.JPG"><text:span text:style-name="T22_32">W</text:span></text:a></text:span><text:span text:style-name="T22_33"><text:a xlink:type="simple" xlink:href="http://3.bp.blogspot.com/-Cv-Pu2V6W6A/VPTrI1q-PPI/AAAAAAACKwo/qI1yxIE5fnk/s1600/cutie%2Bmark%2Bquests.JPG"><text:span text:style-name="T22_34">6</text:span></text:a></text:span><text:span text:style-name="T22_35"><text:a xlink:type="simple" xlink:href="http://3.bp.blogspot.com/-Cv-Pu2V6W6A/VPTrI1q-PPI/AAAAAAACKwo/qI1yxIE5fnk/s1600/cutie%2Bmark%2Bquests.JPG"><text:span text:style-name="T22_36">A</text:span></text:a></text:span><text:span text:style-name="T22_37"><text:a xlink:type="simple" xlink:href="http://3.bp.blogspot.com/-Cv-Pu2V6W6A/VPTrI1q-PPI/AAAAAAACKwo/qI1yxIE5fnk/s1600/cutie%2Bmark%2Bquests.JPG"><text:span text:style-name="T22_38">/</text:span></text:a></text:span><text:span text:style-name="T22_39"><text:a xlink:type="simple" xlink:href="http://3.bp.blogspot.com/-Cv-Pu2V6W6A/VPTrI1q-PPI/AAAAAAACKwo/qI1yxIE5fnk/s1600/cutie%2Bmark%2Bquests.JPG"><text:span text:style-name="T22_40">VPTrI</text:span></text:a></text:span><text:span text:style-name="T22_41"><text:a xlink:type="simple" xlink:href="http://3.bp.blogspot.com/-Cv-Pu2V6W6A/VPTrI1q-PPI/AAAAAAACKwo/qI1yxIE5fnk/s1600/cutie%2Bmark%2Bquests.JPG"><text:span text:style-name="T22_42">1</text:span></text:a></text:span><text:span text:style-name="T22_43"><text:a xlink:type="simple" xlink:href="http://3.bp.blogspot.com/-Cv-Pu2V6W6A/VPTrI1q-PPI/AAAAAAACKwo/qI1yxIE5fnk/s1600/cutie%2Bmark%2Bquests.JPG"><text:span text:style-name="T22_44">q</text:span></text:a></text:span><text:span text:style-name="T22_45"><text:a xlink:type="simple" xlink:href="http://3.bp.blogspot.com/-Cv-Pu2V6W6A/VPTrI1q-PPI/AAAAAAACKwo/qI1yxIE5fnk/s1600/cutie%2Bmark%2Bquests.JPG"><text:span text:style-name="T22_46">-</text:span></text:a></text:span><text:span text:style-name="T22_47"><text:a xlink:type="simple" xlink:href="http://3.bp.blogspot.com/-Cv-Pu2V6W6A/VPTrI1q-PPI/AAAAAAACKwo/qI1yxIE5fnk/s1600/cutie%2Bmark%2Bquests.JPG"><text:span text:style-name="T22_48">PPI</text:span></text:a></text:span><text:span text:style-name="T22_49"><text:a xlink:type="simple" xlink:href="http://3.bp.blogspot.com/-Cv-Pu2V6W6A/VPTrI1q-PPI/AAAAAAACKwo/qI1yxIE5fnk/s1600/cutie%2Bmark%2Bquests.JPG"><text:span text:style-name="T22_50">/</text:span></text:a></text:span><text:span text:style-name="T22_51"><text:a xlink:type="simple" xlink:href="http://3.bp.blogspot.com/-Cv-Pu2V6W6A/VPTrI1q-PPI/AAAAAAACKwo/qI1yxIE5fnk/s1600/cutie%2Bmark%2Bquests.JPG"><text:span text:style-name="T22_52">AAAAAAACKwo</text:span></text:a></text:span><text:span text:style-name="T22_53"><text:a xlink:type="simple" xlink:href="http://3.bp.blogspot.com/-Cv-Pu2V6W6A/VPTrI1q-PPI/AAAAAAACKwo/qI1yxIE5fnk/s1600/cutie%2Bmark%2Bquests.JPG"><text:span text:style-name="T22_54">/</text:span></text:a></text:span><text:span text:style-name="T22_55"><text:a xlink:type="simple" xlink:href="http://3.bp.blogspot.com/-Cv-Pu2V6W6A/VPTrI1q-PPI/AAAAAAACKwo/qI1yxIE5fnk/s1600/cutie%2Bmark%2Bquests.JPG"><text:span text:style-name="T22_56">qI</text:span></text:a></text:span><text:span text:style-name="T22_57"><text:a xlink:type="simple" xlink:href="http://3.bp.blogspot.com/-Cv-Pu2V6W6A/VPTrI1q-PPI/AAAAAAACKwo/qI1yxIE5fnk/s1600/cutie%2Bmark%2Bquests.JPG"><text:span text:style-name="T22_58">1</text:span></text:a></text:span><text:span text:style-name="T22_59"><text:a xlink:type="simple" xlink:href="http://3.bp.blogspot.com/-Cv-Pu2V6W6A/VPTrI1q-PPI/AAAAAAACKwo/qI1yxIE5fnk/s1600/cutie%2Bmark%2Bquests.JPG"><text:span text:style-name="T22_60">yxIE</text:span></text:a></text:span><text:span text:style-name="T22_61"><text:a xlink:type="simple" xlink:href="http://3.bp.blogspot.com/-Cv-Pu2V6W6A/VPTrI1q-PPI/AAAAAAACKwo/qI1yxIE5fnk/s1600/cutie%2Bmark%2Bquests.JPG"><text:span text:style-name="T22_62">5</text:span></text:a></text:span><text:span text:style-name="T22_63"><text:a xlink:type="simple" xlink:href="http://3.bp.blogspot.com/-Cv-Pu2V6W6A/VPTrI1q-PPI/AAAAAAACKwo/qI1yxIE5fnk/s1600/cutie%2Bmark%2Bquests.JPG"><text:span text:style-name="T22_64">fnk</text:span></text:a></text:span><text:span text:style-name="T22_65"><text:a xlink:type="simple" xlink:href="http://3.bp.blogspot.com/-Cv-Pu2V6W6A/VPTrI1q-PPI/AAAAAAACKwo/qI1yxIE5fnk/s1600/cutie%2Bmark%2Bquests.JPG"><text:span text:style-name="T22_66">/</text:span></text:a></text:span><text:span text:style-name="T22_67"><text:a xlink:type="simple" xlink:href="http://3.bp.blogspot.com/-Cv-Pu2V6W6A/VPTrI1q-PPI/AAAAAAACKwo/qI1yxIE5fnk/s1600/cutie%2Bmark%2Bquests.JPG"><text:span text:style-name="T22_68">s</text:span></text:a></text:span><text:span text:style-name="T22_69"><text:a xlink:type="simple" xlink:href="http://3.bp.blogspot.com/-Cv-Pu2V6W6A/VPTrI1q-PPI/AAAAAAACKwo/qI1yxIE5fnk/s1600/cutie%2Bmark%2Bquests.JPG"><text:span text:style-name="T22_70">1600/</text:span></text:a></text:span><text:span text:style-name="T22_71"><text:a xlink:type="simple" xlink:href="http://3.bp.blogspot.com/-Cv-Pu2V6W6A/VPTrI1q-PPI/AAAAAAACKwo/qI1yxIE5fnk/s1600/cutie%2Bmark%2Bquests.JPG"><text:span text:style-name="T22_72">cutie</text:span></text:a></text:span><text:span text:style-name="T22_73"><text:a xlink:type="simple" xlink:href="http://3.bp.blogspot.com/-Cv-Pu2V6W6A/VPTrI1q-PPI/AAAAAAACKwo/qI1yxIE5fnk/s1600/cutie%2Bmark%2Bquests.JPG"><text:span text:style-name="T22_74">%2</text:span></text:a></text:span><text:span text:style-name="T22_75"><text:a xlink:type="simple" xlink:href="http://3.bp.blogspot.com/-Cv-Pu2V6W6A/VPTrI1q-PPI/AAAAAAACKwo/qI1yxIE5fnk/s1600/cutie%2Bmark%2Bquests.JPG"><text:span text:style-name="T22_76">Bmark</text:span></text:a></text:span><text:span text:style-name="T22_77"><text:a xlink:type="simple" xlink:href="http://3.bp.blogspot.com/-Cv-Pu2V6W6A/VPTrI1q-PPI/AAAAAAACKwo/qI1yxIE5fnk/s1600/cutie%2Bmark%2Bquests.JPG"><text:span text:style-name="T22_78">%2</text:span></text:a></text:span><text:span text:style-name="T22_79"><text:a xlink:type="simple" xlink:href="http://3.bp.blogspot.com/-Cv-Pu2V6W6A/VPTrI1q-PPI/AAAAAAACKwo/qI1yxIE5fnk/s1600/cutie%2Bmark%2Bquests.JPG"><text:span text:style-name="T22_80">Bquests</text:span></text:a></text:span><text:span text:style-name="T22_81"><text:a xlink:type="simple" xlink:href="http://3.bp.blogspot.com/-Cv-Pu2V6W6A/VPTrI1q-PPI/AAAAAAACKwo/qI1yxIE5fnk/s1600/cutie%2Bmark%2Bquests.JPG"><text:span text:style-name="T22_82">.</text:span></text:a></text:span><text:span text:style-name="T22_83"><text:a xlink:type="simple" xlink:href="http://3.bp.blogspot.com/-Cv-Pu2V6W6A/VPTrI1q-PPI/AAAAAAACKwo/qI1yxIE5fnk/s1600/cutie%2Bmark%2Bquests.JPG"><text:span text:style-name="T22_84">JPG</text:span></text:a></text:span></text:p>
      <text:p text:style-name="P23"><text:span text:style-name="T23_1">Źródło</text:span><text:span text:style-name="T23_2">:<text:s/></text:span><text:span text:style-name="T23_3">http</text:span><text:span text:style-name="T23_4">://</text:span><text:span text:style-name="T23_5">www</text:span><text:span text:style-name="T23_6">.</text:span><text:span text:style-name="T23_7">equestriadaily</text:span><text:span text:style-name="T23_8">.</text:span><text:span text:style-name="T23_9">com</text:span><text:span text:style-name="T23_10">/2015/03/</text:span><text:span text:style-name="T23_11">season</text:span><text:span text:style-name="T23_12">-5-</text:span><text:span text:style-name="T23_13">first</text:span><text:span text:style-name="T23_14">-</text:span><text:span text:style-name="T23_15">two</text:span><text:span text:style-name="T23_16">-</text:span><text:span text:style-name="T23_17">episode</text:span><text:span text:style-name="T23_18">-</text:span><text:span text:style-name="T23_19">titles</text:span><text:span text:style-name="T23_20">-</text:span><text:span text:style-name="T23_21">and</text:span><text:span text:style-name="T23_22">.</text:span><text:span text:style-name="T23_23">html</text:span></text:p>
      <text:p text:style-name="P24"/>
      <text:p text:style-name="P25"><text:span text:style-name="T25_1">3<text:s/></text:span><text:span text:style-name="T25_2">marca</text:span></text:p>
      <text:p text:style-name="P26"><text:span text:style-name="T26_1">Tomasz</text:span><text:span text:style-name="T26_2"><text:s/></text:span><text:span text:style-name="T26_3">Knapik</text:span><text:span text:style-name="T26_4">,<text:s/></text:span><text:span text:style-name="T26_5">polski</text:span><text:span text:style-name="T26_6"><text:s/></text:span><text:span text:style-name="T26_7">lektor</text:span><text:span text:style-name="T26_8"><text:s/></text:span><text:span text:style-name="T26_9">filmowy</text:span><text:span text:style-name="T26_10">,<text:s/></text:span><text:span text:style-name="T26_11">wystąpił</text:span><text:span text:style-name="T26_12"><text:s/></text:span><text:span text:style-name="T26_13">w</text:span><text:span text:style-name="T26_14"><text:s/></text:span><text:span text:style-name="T26_15">programie</text:span><text:span text:style-name="T26_16"><text:s/></text:span><text:span text:style-name="T26_17">Świat</text:span><text:span text:style-name="T26_18"><text:s/></text:span><text:span text:style-name="T26_19">się</text:span><text:span text:style-name="T26_20"><text:s/></text:span><text:span text:style-name="T26_21">kręci</text:span><text:span text:style-name="T26_22">,<text:s/></text:span><text:span text:style-name="T26_23">podczas</text:span><text:span text:style-name="T26_24"><text:s/></text:span><text:span text:style-name="T26_25">którego</text:span><text:span text:style-name="T26_26"><text:s/></text:span><text:span text:style-name="T26_27">podjął</text:span><text:span text:style-name="T26_28"><text:s/></text:span><text:span text:style-name="T26_29">dubbingowe</text:span><text:span text:style-name="T26_30"><text:s/></text:span><text:span text:style-name="T26_31">wyzwanie</text:span><text:span text:style-name="T26_32"><text:s/></text:span><text:span text:style-name="T26_33">i</text:span><text:span text:style-name="T26_34"><text:s/></text:span><text:span text:style-name="T26_35">spróbował</text:span><text:span text:style-name="T26_36"><text:s/></text:span><text:span text:style-name="T26_37">swoich</text:span><text:span text:style-name="T26_38"><text:s/></text:span><text:span text:style-name="T26_39">sił</text:span><text:span text:style-name="T26_40"><text:s/></text:span><text:span text:style-name="T26_41">w</text:span><text:span text:style-name="T26_42"><text:s/></text:span><text:span text:style-name="T26_43">naśladowaniu</text:span><text:span text:style-name="T26_44"><text:s/></text:span><text:span text:style-name="T26_45">głosu</text:span><text:span text:style-name="T26_46"><text:s/></text:span><text:span text:style-name="T26_47">Pinkie</text:span><text:span text:style-name="T26_48"><text:s/></text:span><text:span text:style-name="T26_49">Pie</text:span><text:span text:style-name="T26_50"><text:s/></text:span><text:span text:style-name="T26_51">z</text:span><text:span text:style-name="T26_52"><text:s/></text:span><text:span text:style-name="T26_53">odcinka</text:span><text:span text:style-name="T26_54"><text:s/></text:span><text:span text:style-name="T26_55">Winter</text:span><text:span text:style-name="T26_56"><text:s/></text:span><text:span text:style-name="T26_57">Wrap</text:span><text:span text:style-name="T26_58"><text:s/></text:span><text:span text:style-name="T26_59">Up</text:span><text:span text:style-name="T26_60">.<text:s/></text:span><text:span text:style-name="T26_61">Rezultaty</text:span><text:span text:style-name="T26_62"><text:s/></text:span><text:span text:style-name="T26_63">jego</text:span><text:span text:style-name="T26_64"><text:s/></text:span><text:span text:style-name="T26_65">starań</text:span><text:span text:style-name="T26_66"><text:s/></text:span><text:span text:style-name="T26_67">można</text:span><text:span text:style-name="T26_68"><text:s/></text:span><text:span text:style-name="T26_69">obejrzeć</text:span><text:span text:style-name="T26_70"><text:s/></text:span><text:span text:style-name="T26_71"><text:a xlink:type="simple" xlink:href="http://youtu.be/QUAAKvzxHmU"><text:span text:style-name="T26_72">tutaj</text:span></text:a></text:span><text:span text:style-name="T26_73">.</text:span></text:p>
      <text:p text:style-name="P27"/>
      <text:p text:style-name="P28"><text:span text:style-name="T28_1">5<text:s/></text:span><text:span text:style-name="T28_2">marca</text:span></text:p>
      <text:p text:style-name="P29"><text:span text:style-name="T29_1">Data</text:span><text:span text:style-name="T29_2"><text:s/></text:span><text:span text:style-name="T29_3">premiery</text:span><text:span text:style-name="T29_4"><text:s/></text:span><text:span text:style-name="T29_5">piątego</text:span><text:span text:style-name="T29_6"><text:s/></text:span><text:span text:style-name="T29_7">sezonu</text:span><text:span text:style-name="T29_8"><text:s/></text:span><text:span text:style-name="T29_9">jest</text:span><text:span text:style-name="T29_10"><text:s/></text:span><text:span text:style-name="T29_11">już</text:span><text:span text:style-name="T29_12"><text:s/></text:span><text:span text:style-name="T29_13">pewna</text:span><text:span text:style-name="T29_14"><text:s/></text:span><text:span text:style-name="T29_15">i</text:span><text:span text:style-name="T29_16"><text:s/></text:span><text:span text:style-name="T29_17">przypada</text:span><text:span text:style-name="T29_18"><text:s/></text:span><text:span text:style-name="T29_19">na</text:span><text:span text:style-name="T29_20"><text:s/>4<text:s/></text:span><text:span text:style-name="T29_21">kwietnia</text:span><text:span text:style-name="T29_22">!<text:s/></text:span><text:span text:style-name="T29_23">Poznajemy</text:span><text:span text:style-name="T29_24"><text:s/></text:span><text:span text:style-name="T29_25">też</text:span><text:span text:style-name="T29_26"><text:s/></text:span><text:span text:style-name="T29_27">coraz</text:span><text:span text:style-name="T29_28"><text:s/></text:span><text:span text:style-name="T29_29">więcej</text:span><text:span text:style-name="T29_30"><text:s/></text:span><text:span text:style-name="T29_31">szczegółów</text:span><text:span text:style-name="T29_32"><text:s/></text:span><text:span text:style-name="T29_33">dotyczących</text:span><text:span text:style-name="T29_34"><text:s/></text:span><text:span text:style-name="T29_35">fabuły</text:span><text:span text:style-name="T29_36"><text:s/></text:span><text:span text:style-name="T29_37">otwierającego</text:span><text:span text:style-name="T29_38"><text:s/></text:span><text:span text:style-name="T29_39">sezon</text:span><text:span text:style-name="T29_40"><text:s/></text:span><text:span text:style-name="T29_41">dwuodcinkowca</text:span><text:span text:style-name="T29_42"><text:s/></text:span><text:span text:style-name="T29_43">–</text:span><text:span text:style-name="T29_44"><text:s/></text:span><text:span text:style-name="T29_45">bohaterki</text:span><text:span text:style-name="T29_46"><text:s/></text:span><text:span text:style-name="T29_47">mają</text:span><text:span text:style-name="T29_48"><text:s/></text:span><text:span text:style-name="T29_49">trafić</text:span><text:span text:style-name="T29_50"><text:s/></text:span><text:span text:style-name="T29_51">do</text:span><text:span text:style-name="T29_52"><text:s/></text:span><text:span text:style-name="T29_53">miasteczka</text:span><text:span text:style-name="T29_54">,<text:s/></text:span><text:span text:style-name="T29_55">w</text:span><text:span text:style-name="T29_56"><text:s/></text:span><text:span text:style-name="T29_57">którym</text:span><text:span text:style-name="T29_58"><text:s/></text:span><text:span text:style-name="T29_59">wszystkie</text:span><text:span text:style-name="T29_60"><text:s/></text:span><text:span text:style-name="T29_61">kucyki</text:span><text:span text:style-name="T29_62"><text:s/></text:span><text:span text:style-name="T29_63">zrezygnowały</text:span><text:span text:style-name="T29_64"><text:s/></text:span><text:span text:style-name="T29_65">ze</text:span><text:span text:style-name="T29_66"><text:s/></text:span><text:span text:style-name="T29_67">swoich</text:span><text:span text:style-name="T29_68"><text:s/></text:span><text:span text:style-name="T29_69">znaczków</text:span><text:span text:style-name="T29_70">,<text:s/></text:span><text:span text:style-name="T29_71">a</text:span><text:span text:style-name="T29_72"><text:s/></text:span><text:span text:style-name="T29_73">więc</text:span><text:span text:style-name="T29_74"><text:s/></text:span><text:span text:style-name="T29_75">i</text:span><text:span text:style-name="T29_76"><text:s/></text:span><text:span text:style-name="T29_77">talentów</text:span><text:span text:style-name="T29_78">,<text:s/></text:span><text:span text:style-name="T29_79">w</text:span><text:span text:style-name="T29_80"><text:s/></text:span><text:span text:style-name="T29_81">imię</text:span><text:span text:style-name="T29_82"><text:s/></text:span><text:span text:style-name="T29_83">głoszonej</text:span><text:span text:style-name="T29_84"><text:s/></text:span><text:span text:style-name="T29_85">przez</text:span><text:span text:style-name="T29_86"><text:s/></text:span><text:span text:style-name="T29_87">Starlight</text:span><text:span text:style-name="T29_88"><text:s/></text:span><text:span text:style-name="T29_89">Glimmer</text:span><text:span text:style-name="T29_90"><text:s/></text:span><text:span text:style-name="T29_91">równości</text:span><text:span text:style-name="T29_92"><text:s/></text:span><text:span text:style-name="T29_93">wszystkich</text:span><text:span text:style-name="T29_94"><text:s/></text:span><text:span text:style-name="T29_95">kucyków</text:span><text:span text:style-name="T29_96">.<text:s/></text:span><text:span text:style-name="T29_97">Szybko</text:span><text:span text:style-name="T29_98"><text:s/></text:span><text:span text:style-name="T29_99">okaże</text:span><text:span text:style-name="T29_100"><text:s/></text:span><text:span text:style-name="T29_101">się</text:span><text:span text:style-name="T29_102"><text:s/></text:span><text:span text:style-name="T29_103">jednak</text:span><text:span text:style-name="T29_104">,<text:s/></text:span><text:span text:style-name="T29_105">że</text:span><text:span text:style-name="T29_106"><text:s/></text:span><text:span text:style-name="T29_107">plany</text:span><text:span text:style-name="T29_108"><text:s/></text:span><text:span text:style-name="T29_109">Starlight</text:span><text:span text:style-name="T29_110"><text:s/></text:span><text:span text:style-name="T29_111">dalekie</text:span><text:span text:style-name="T29_112"><text:s/></text:span><text:span text:style-name="T29_113">są</text:span><text:span text:style-name="T29_114"><text:s/></text:span><text:span text:style-name="T29_115">od</text:span><text:span text:style-name="T29_116"><text:s/></text:span><text:span text:style-name="T29_117">wprowadzenia</text:span><text:span text:style-name="T29_118"><text:s/></text:span><text:span text:style-name="T29_119">w</text:span><text:span text:style-name="T29_120"><text:s/></text:span><text:span text:style-name="T29_121">Equestrii</text:span><text:span text:style-name="T29_122"><text:s/></text:span><text:span text:style-name="T29_123">szczęścia</text:span><text:span text:style-name="T29_124"><text:s/></text:span><text:span text:style-name="T29_125">i</text:span><text:span text:style-name="T29_126"><text:s/></text:span><text:span text:style-name="T29_127">przyjaźni</text:span><text:span text:style-name="T29_128">…<text:s/></text:span><text:span text:style-name="T29_129">Z</text:span><text:span text:style-name="T29_130"><text:s/></text:span><text:span text:style-name="T29_131">wypowiedziami</text:span><text:span text:style-name="T29_132"><text:s/></text:span><text:span text:style-name="T29_133">twórców</text:span><text:span text:style-name="T29_134"><text:s/></text:span><text:span text:style-name="T29_135">i</text:span><text:span text:style-name="T29_136"><text:s/></text:span><text:span text:style-name="T29_137">fragmentami</text:span><text:span text:style-name="T29_138"><text:s/></text:span><text:span text:style-name="T29_139">odcinków</text:span><text:span text:style-name="T29_140"><text:s/></text:span><text:span text:style-name="T29_141">można</text:span><text:span text:style-name="T29_142"><text:s/></text:span><text:span text:style-name="T29_143">zapoznać</text:span><text:span text:style-name="T29_144"><text:s/></text:span><text:span text:style-name="T29_145">się</text:span><text:span text:style-name="T29_146"><text:s/></text:span><text:span text:style-name="T29_147"><text:a xlink:type="simple" xlink:href="http://youtu.be/cWKpsqzwcF8"><text:span text:style-name="T29_148">tutaj</text:span></text:a></text:span><text:span text:style-name="T29_149">.<text:s/></text:span><text:span text:style-name="T29_150">Filmik</text:span><text:span text:style-name="T29_151"><text:s/></text:span><text:span text:style-name="T29_152">zawiera</text:span><text:span text:style-name="T29_153"><text:s/></text:span><text:span text:style-name="T29_154">też</text:span><text:span text:style-name="T29_155"><text:s/></text:span><text:span text:style-name="T29_156">informacje</text:span><text:span text:style-name="T29_157"><text:s/></text:span><text:span text:style-name="T29_158">o</text:span><text:span text:style-name="T29_159"><text:s/></text:span><text:span text:style-name="T29_160">innych</text:span><text:span text:style-name="T29_161"><text:s/></text:span><text:span text:style-name="T29_162">odcinkach</text:span><text:span text:style-name="T29_163"><text:s/></text:span><text:span text:style-name="T29_164">piątego</text:span><text:span text:style-name="T29_165"><text:s/></text:span><text:span text:style-name="T29_166">sezonu</text:span><text:span text:style-name="T29_16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